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98cm"/>
    </style:style>
    <style:style style:name="co2" style:family="table-column">
      <style:table-column-properties fo:break-before="auto" style:column-width="0.614cm"/>
    </style:style>
    <style:style style:name="co3" style:family="table-column">
      <style:table-column-properties fo:break-before="auto" style:column-width="0.739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bottom"/>
      <style:paragraph-properties fo:text-align="center"/>
    </style:style>
    <style:style style:name="ce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0.002cm solid #000000" style:vertical-align="middle"/>
    </style:style>
    <style:style style:name="ce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8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Вносимая битовая скорость, бит/с</text:p>
          </table:table-cell>
          <table:table-cell table:style-name="ce4" office:value-type="string">
            <text:p><text:s text:c="2"/></text:p>
          </table:table-cell>
          <table:table-cell table:style-name="ce5" table:number-columns-repeated="2"/>
          <table:table-cell table:style-name="ce6" office:value-type="string">
            <text:p>Эксперт №</text:p>
          </table:table-cell>
          <table:table-cell table:style-name="ce5" table:number-columns-repeated="5"/>
          <table:table-cell table:style-name="ce7"/>
          <table:table-cell table:style-name="ce8" office:value-type="string">
            <text:p>CMOS-оценка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float" office:value="1500">
            <text:p>150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3">
            <text:p>-3</text:p>
          </table:table-cell>
          <table:table-cell table:style-name="ce3" table:formula="of:=AVERAGE([.B3:.K3])" office:value-type="float" office:value="-2.8">
            <text:p>-2,8</text:p>
          </table:table-cell>
          <table:table-cell table:number-columns-repeated="2"/>
        </table:table-row>
        <table:table-row table:style-name="ro2">
          <table:table-cell table:style-name="ce3" office:value-type="float" office:value="2000">
            <text:p>200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3">
            <text:p>-3</text:p>
          </table:table-cell>
          <table:table-cell table:style-name="ce3" table:formula="of:=AVERAGE([.B4:.K4])" office:value-type="float" office:value="-2.2">
            <text:p>-2,2</text:p>
          </table:table-cell>
          <table:table-cell table:number-columns-repeated="2"/>
        </table:table-row>
        <table:table-row table:style-name="ro2">
          <table:table-cell table:style-name="ce3" office:value-type="float" office:value="2500">
            <text:p>250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2">
            <text:p>-2</text:p>
          </table:table-cell>
          <table:table-cell table:number-columns-repeated="2"/>
        </table:table-row>
        <table:table-row table:style-name="ro2">
          <table:table-cell table:style-name="ce3" office:value-type="float" office:value="3500">
            <text:p>350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.2">
            <text:p>-1,2</text:p>
          </table:table-cell>
          <table:table-cell/>
          <table:table-cell office:value-type="string">
            <text:p>Рус. Трен.</text:p>
          </table:table-cell>
        </table:table-row>
        <table:table-row table:style-name="ro2">
          <table:table-cell table:style-name="ce3" office:value-type="float" office:value="4000">
            <text:p>400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/>
          <table:table-cell office:value-type="string">
            <text:p>Англ. Трен.</text:p>
          </table:table-cell>
        </table:table-row>
        <table:table-row table:style-name="ro2">
          <table:table-cell table:style-name="ce3" office:value-type="float" office:value="5000">
            <text:p>500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5">
            <text:p>-0,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Исходный 50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11"/>
          <table:table-cell>
            <draw:frame table:end-cell-address="Лист1.S31" table:end-x="0.387cm" table:end-y="0.377cm" draw:z-index="1" draw:style-name="gr1" svg:width="14.047cm" svg:height="9.459cm" svg:x="2.52cm" svg:y="0.403cm">
              <draw:object draw:notify-on-update-of-ranges="Лист1.A3:Лист1.A8 Лист1.N6:Лист1.N6 Лист1.L3:Лист1.L8 Лист1.N7:Лист1.N7 Лист1.L36:Лист1.L4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>
            <draw:frame table:end-cell-address="Лист1.L31" table:end-x="1.968cm" table:end-y="0.084cm" draw:z-index="0" draw:style-name="gr1" svg:width="10.893cm" svg:height="8.98cm" svg:x="0.286cm" svg:y="0.137cm">
              <draw:object draw:notify-on-update-of-ranges="Лист1.A3:Лист1.A8 Лист1.L3:Лист1.L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2" table:number-rows-repeated="21">
          <table:table-cell table:number-columns-repeated="14"/>
        </table:table-row>
        <table:table-row table:style-name="ro2">
          <table:table-cell/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3">
            <text:p>-3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3">
            <text:p>-3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table:style-name="ce3" office:value-type="float" office:value="1500">
            <text:p>150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table:formula="of:=AVERAGE([.B36:.K36])" office:value-type="float" office:value="-2.6">
            <text:p>-2,6</text:p>
          </table:table-cell>
          <table:table-cell table:number-columns-repeated="2"/>
        </table:table-row>
        <table:table-row table:style-name="ro2">
          <table:table-cell table:style-name="ce3" office:value-type="float" office:value="2000">
            <text:p>200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">
            <text:p>-2</text:p>
          </table:table-cell>
          <table:table-cell table:style-name="ce3" table:formula="of:=AVERAGE([.B37:.K37])" office:value-type="float" office:value="-1.3">
            <text:p>-1,3</text:p>
          </table:table-cell>
          <table:table-cell table:number-columns-repeated="2"/>
        </table:table-row>
        <table:table-row table:style-name="ro2">
          <table:table-cell table:style-name="ce3" office:value-type="float" office:value="2500">
            <text:p>250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.2">
            <text:p>-1,2</text:p>
          </table:table-cell>
          <table:table-cell table:number-columns-repeated="2"/>
        </table:table-row>
        <table:table-row table:style-name="ro2">
          <table:table-cell table:style-name="ce3" office:value-type="float" office:value="3500">
            <text:p>350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.2">
            <text:p>-1,2</text:p>
          </table:table-cell>
          <table:table-cell table:number-columns-repeated="2"/>
        </table:table-row>
        <table:table-row table:style-name="ro2">
          <table:table-cell table:style-name="ce3" office:value-type="float" office:value="4000">
            <text:p>400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3">
            <text:p>-0,3</text:p>
          </table:table-cell>
          <table:table-cell table:number-columns-repeated="2"/>
        </table:table-row>
        <table:table-row table:style-name="ro2">
          <table:table-cell table:style-name="ce3" office:value-type="float" office:value="5000">
            <text:p>500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0.5">
            <text:p>-0,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Исходный 500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1">
            <text:p>-0,1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">
            <text:p>-2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1">01.02.2012</text:date>, <text:time>15:38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2-02-01T15:38:36.31</dc:date>
    <meta:editing-duration>PT00H13M43S</meta:editing-duration>
    <meta:editing-cycles>7</meta:editing-cycles>
    <meta:document-statistic meta:table-count="1" meta:cell-count="2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894cm" svg:height="8.981cm" xlink:href=".." chart:class="chart:line" chart:style-name="ch1">
        <chart:title svg:x="1.327cm" svg:y="0.423cm" chart:style-name="ch2">
          <text:p>Скалярное квантование; Англ. тест; Рус. трен. </text:p>
        </chart:title>
        <chart:plot-area chart:style-name="ch3" table:cell-range-address="Лист1.A3:Лист1.A8 Лист1.L3:Лист1.L8" chart:data-source-has-labels="column" svg:x="0.233cm" svg:y="0.862cm" svg:width="10.444cm" svg:height="7.962cm">
          <chart:axis chart:dimension="x" chart:name="primary-x" chart:style-name="ch4">
            <chart:title svg:x="3.174cm" svg:y="8.405cm" chart:style-name="ch5">
              <text:p>Вносимая битовая скорость, бит/с</text:p>
            </chart:title>
            <chart:categories table:cell-range-address="Лист1.A3:Лист1.A8"/>
            <chart:grid chart:style-name="ch6" chart:class="major"/>
          </chart:axis>
          <chart:axis chart:dimension="y" chart:name="primary-y" chart:style-name="ch4">
            <chart:title svg:x="0.218cm" svg:y="5.006cm" chart:style-name="ch7">
              <text:p>CMOS</text:p>
            </chart:title>
            <chart:grid chart:style-name="ch6" chart:class="major"/>
          </chart:axis>
          <chart:series chart:style-name="ch8" chart:values-cell-range-address="Лист1.L3:Лист1.L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</table:table-row>
          </table:table-header-rows>
          <table:table-rows>
            <table:table-row>
              <table:table-cell office:value-type="string">
                <text:p text:id="Лист1.A3:Лист1.A8">1500</text:p>
              </table:table-cell>
              <table:table-cell office:value-type="float" office:value="-2.8">
                <text:p text:id="Лист1.L3:Лист1.L8">-2.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-0.5">
                <text:p>-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48cm" svg:height="9.46cm" xlink:href=".." chart:class="chart:line" chart:style-name="ch1">
        <chart:title svg:x="3.333cm" svg:y="0.19cm" chart:style-name="ch2">
          <text:p>Скалярное квантование; Англ. тест.</text:p>
        </chart:title>
        <chart:legend chart:legend-position="end" svg:x="11.157cm" svg:y="4.119cm" chart:style-name="ch3"/>
        <chart:plot-area chart:style-name="ch4" table:cell-range-address="Лист1.A3:Лист1.A8 Лист1.N6:Лист1.N7 Лист1.L3:Лист1.L8 Лист1.L36:Лист1.L41" chart:data-source-has-labels="both" svg:x="0.359cm" svg:y="0.882cm" svg:width="10.519cm" svg:height="8.212cm">
          <chart:axis chart:dimension="x" chart:name="primary-x" chart:style-name="ch5">
            <chart:title svg:x="3.431cm" svg:y="8.685cm" chart:style-name="ch6">
              <text:p>Вносимая битовая скрость, бит/с</text:p>
            </chart:title>
            <chart:categories table:cell-range-address="Лист1.A3:Лист1.A8"/>
          </chart:axis>
          <chart:axis chart:dimension="y" chart:name="primary-y" chart:style-name="ch5">
            <chart:title svg:x="0.281cm" svg:y="5.151cm" chart:style-name="ch7">
              <text:p>CMOS</text:p>
            </chart:title>
            <chart:grid chart:style-name="ch8" chart:class="major"/>
          </chart:axis>
          <chart:series chart:style-name="ch9" chart:values-cell-range-address="Лист1.L3:Лист1.L8" chart:label-cell-address="Лист1.N6:Лист1.N6" chart:class="chart:line">
            <chart:data-point chart:repeated="6"/>
          </chart:series>
          <chart:series chart:style-name="ch10" chart:values-cell-range-address="Лист1.L36:Лист1.L41" chart:label-cell-address="Лист1.N7:Лист1.N7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Лист1.N6:Лист1.N6">Рус. Трен.</text:p>
              </table:table-cell>
              <table:table-cell office:value-type="string">
                <text:p text:id="Лист1.N7:Лист1.N7">Англ. Трен.</text:p>
              </table:table-cell>
            </table:table-row>
          </table:table-header-rows>
          <table:table-rows>
            <table:table-row>
              <table:table-cell office:value-type="string">
                <text:p text:id="Лист1.A3:Лист1.A8">1500</text:p>
              </table:table-cell>
              <table:table-cell office:value-type="float" office:value="-2.8">
                <text:p text:id="Лист1.L3:Лист1.L8">-2.8</text:p>
              </table:table-cell>
              <table:table-cell office:value-type="float" office:value="-2.6">
                <text:p text:id="Лист1.L36:Лист1.L41">-2.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-2.2">
                <text:p>-2.2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-2">
                <text:p>-2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-1.2">
                <text:p>-1.2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-1">
                <text:p>-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